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ffffff" draw:textarea-horizontal-align="center" draw:textarea-vertical-align="middle" fo:min-height="0.5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18pt" style:font-name-asian="AR PL UKai CN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AR PL UKai CN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4.4cm" svg:height="8.7cm" svg:x="10.7cm" svg:y="1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4cm" svg:height="2.1cm" svg:x="13.5cm" svg:y="24.2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105cm" svg:y1="25.311cm" svg:x2="17.976cm" svg:y2="25.278cm">
          <text:p/>
        </draw:line>
        <draw:polygon draw:style-name="gr4" draw:text-style-name="P1" draw:layer="layout" svg:width="2.576cm" svg:height="0.995cm" svg:x="22.322cm" svg:y="20.899cm" svg:viewBox="0 0 2577 996" draw:points="0,996 0,0 2577,0 2577,996">
          <text:p text:style-name="P1">master</text:p>
        </draw:polygon>
        <draw:polygon draw:style-name="gr5" draw:text-style-name="P1" draw:layer="layout" svg:width="0cm" svg:height="0cm" svg:x="22.3cm" svg:y="21.8cm" svg:viewBox="0 0 0 0" draw:points="0,0">
          <text:p/>
        </draw:polygon>
        <draw:polygon draw:style-name="gr5" draw:text-style-name="P1" draw:layer="layout" svg:width="1.1cm" svg:height="2.2cm" svg:x="23.099cm" svg:y="21.899cm" svg:viewBox="0 0 1101 2201" draw:points="275,0 275,1650 0,1650 550,2201 1101,1650 825,1650 825,0">
          <text:p/>
        </draw:polygon>
        <draw:polygon draw:style-name="gr5" draw:text-style-name="P1" draw:layer="layout" svg:width="0cm" svg:height="0cm" svg:x="23.099cm" svg:y="21.899cm" svg:viewBox="0 0 0 0" draw:points="0,0">
          <text:p/>
        </draw:polygon>
        <draw:custom-shape draw:style-name="gr1" draw:text-style-name="P1" draw:layer="layout" svg:width="24.4cm" svg:height="8.8cm" svg:x="10.7cm" svg:y="2.7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34cm" svg:y="4.7cm" svg:viewBox="0 0 0 0" draw:points="0,0">
          <text:p/>
        </draw:polygon>
        <draw:polygon draw:style-name="gr6" draw:text-style-name="P1" draw:layer="layout" svg:width="4.564cm" svg:height="0.995cm" svg:x="21.4cm" svg:y="3.399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22.378cm" svg:y="4.3cm" svg:viewBox="0 0 0 0" draw:points="0,0">
          <text:p/>
        </draw:polygon>
        <draw:polygon draw:style-name="gr7" draw:text-style-name="P1" draw:layer="layout" svg:width="1.1cm" svg:height="2.2cm" svg:x="23.177cm" svg:y="4.399cm" svg:viewBox="0 0 1101 2201" draw:points="275,0 275,1650 0,1650 550,2201 1101,1650 825,1650 825,0">
          <text:p/>
        </draw:polygon>
        <draw:polygon draw:style-name="gr7" draw:text-style-name="P1" draw:layer="layout" svg:width="0cm" svg:height="0cm" svg:x="23.177cm" svg:y="4.399cm" svg:viewBox="0 0 0 0" draw:points="0,0">
          <text:p/>
        </draw:polygon>
        <draw:polygon draw:style-name="gr7" draw:text-style-name="P1" draw:layer="layout" svg:width="0cm" svg:height="0cm" svg:x="25.6cm" svg:y="6cm" svg:viewBox="0 0 0 0" draw:points="0,0">
          <text:p/>
        </draw:polygon>
        <draw:custom-shape draw:style-name="gr8" draw:text-style-name="P1" draw:layer="layout" svg:width="24.5cm" svg:height="2.1cm" svg:x="10.6cm" svg:y="17.6cm">
          <text:p text:style-name="P1">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cm" svg:height="2.1cm" svg:x="10.7cm" svg:y="11.5cm">
          <text:p text:style-name="P1">远程仓库ori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9.4cm" svg:height="2.1cm" svg:x="15.7cm" svg:y="11.5cm">
          <text:p><text:span text:style-name="T1">https://github.com/luomoweilan/blog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7.976cm" svg:y="24.2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3.487cm" svg:y="6.6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092cm" svg:y1="7.752cm" svg:x2="17.963cm" svg:y2="7.719cm">
          <text:p/>
        </draw:line>
        <draw:custom-shape draw:style-name="gr2" draw:text-style-name="P1" draw:layer="layout" svg:width="2.524cm" svg:height="2.1cm" svg:x="17.963cm" svg:y="6.641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1" draw:layer="layout" svg:width="5.476cm" svg:height="0.995cm" svg:x="20.001cm" svg:y="15.404cm" svg:viewBox="0 0 5477 996" draw:points="0,996 0,0 5477,0 5477,996">
          <text:p text:style-name="P1">git push origin :next</text:p>
        </draw:polygon>
        <draw:line draw:style-name="gr11" draw:text-style-name="P1" draw:layer="layout" svg:x1="27.9cm" svg:y1="17.1cm" svg:x2="27.9cm" svg:y2="14.1cm">
          <text:p/>
        </draw:line>
        <draw:custom-shape draw:style-name="gr2" draw:text-style-name="P1" draw:layer="layout" svg:width="2.524cm" svg:height="2.1cm" svg:x="22.376cm" svg:y="6.6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0.593cm" svg:y1="7.764cm" svg:x2="22.464cm" svg:y2="7.731cm">
          <text:p/>
        </draw:line>
        <draw:custom-shape draw:style-name="gr2" draw:text-style-name="P1" draw:layer="layout" svg:width="2.524cm" svg:height="2.1cm" svg:x="22.377cm" svg:y="24.0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0.594cm" svg:y1="25.165cm" svg:x2="22.465cm" svg:y2="25.132cm">
          <text:p/>
        </draw:line>
        <draw:polygon draw:style-name="gr7" draw:text-style-name="P1" draw:layer="layout" svg:width="0cm" svg:height="0cm" svg:x="27.889cm" svg:y="8.842cm" svg:viewBox="0 0 0 0" draw:points="0,0">
          <text:p/>
        </draw:polygon>
        <draw:polygon draw:style-name="gr6" draw:text-style-name="P1" draw:layer="layout" svg:width="2.576cm" svg:height="0.995cm" svg:x="27.024cm" svg:y="10cm" svg:viewBox="0 0 2577 996" draw:points="0,996 0,0 2577,0 2577,996">
          <text:p text:style-name="P1">next</text:p>
        </draw:polygon>
        <draw:polygon draw:style-name="gr7" draw:text-style-name="P1" draw:layer="layout" svg:width="0cm" svg:height="0cm" svg:x="27.002cm" svg:y="10.901cm" svg:viewBox="0 0 0 0" draw:points="0,0">
          <text:p/>
        </draw:polygon>
        <draw:polygon draw:style-name="gr7" draw:text-style-name="P1" draw:layer="layout" svg:width="0cm" svg:height="0cm" svg:x="27.801cm" svg:y="11cm" svg:viewBox="0 0 0 0" draw:points="0,0">
          <text:p/>
        </draw:polygon>
        <draw:custom-shape draw:style-name="gr12" draw:text-style-name="P1" draw:layer="layout" svg:width="1cm" svg:height="1.299cm" svg:x="27.689cm" svg:y="8.7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26.976cm" svg:y="6.6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4.994cm" svg:y1="7.776cm" svg:x2="26.865cm" svg:y2="7.743cm">
          <text:p/>
        </draw:line>
        <draw:line draw:style-name="gr13" draw:text-style-name="P1" draw:layer="layout" svg:x1="27.4cm" svg:y1="8.5cm" svg:x2="29.2cm" svg:y2="10.3cm">
          <text:p/>
        </draw:line>
        <draw:line draw:style-name="gr13" draw:text-style-name="P1" draw:layer="layout" svg:x1="29.1cm" svg:y1="8.6cm" svg:x2="27.5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4T20:18:38.213595630</dc:date>
    <meta:editing-duration>PT9H44S</meta:editing-duration>
    <meta:editing-cycles>259</meta:editing-cycles>
    <meta:generator>LibreOffice/4.2.6.3$Linux_x86 LibreOffice_project/420m0$Build-3</meta:generator>
    <meta:document-statistic meta:object-count="36"/>
  </office:meta>
</office:document-meta>
</file>